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3465a4" draw:stroke-linejoin="round" svg:stroke-linecap="butt" draw:fill="solid" draw:fill-color="#729fc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solid" svg:stroke-width="0.099cm" svg:stroke-color="#000000" draw:stroke-linejoin="round" svg:stroke-linecap="butt" draw:fill="none" fo:padding-top="0.049cm" fo:padding-bottom="0.049cm" fo:padding-left="0.049cm" fo:padding-right="0.049cm"/>
    </style:style>
    <style:style style:name="gr6" style:family="graphic" style:parent-style-name="standard">
      <style:graphic-properties draw:stroke="solid" svg:stroke-width="0cm" svg:stroke-color="#3465a4" draw:stroke-linejoin="round" svg:stroke-linecap="butt" draw:fill="none"/>
    </style:style>
    <style:style style:name="gr7" style:family="graphic" style:parent-style-name="standard">
      <style:graphic-properties draw:stroke="solid" svg:stroke-width="0.003cm" svg:stroke-color="#3465a4" draw:stroke-linejoin="miter" svg:stroke-linecap="butt" draw:fill="none" fo:padding-top="0.001cm" fo:padding-bottom="0.001cm" fo:padding-left="0.001cm" fo:padding-right="0.001cm"/>
    </style:style>
    <style:style style:name="gr8" style:family="graphic" style:parent-style-name="standard">
      <style:graphic-properties draw:stroke="none" draw:fill="solid" draw:fill-color="#3465a4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1.36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0.81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043cm" fo:min-width="0.81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8cm" fo:min-width="2.59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solid" draw:fill-color="#729fcf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568cm" fo:padding-top="0cm" fo:padding-bottom="0cm" fo:padding-left="0cm" fo:padding-right="0cm"/>
      <style:paragraph-properties style:writing-mode="lr-tb"/>
    </style:style>
    <style:style style:name="gr15" style:family="graphic" style:parent-style-name="objectwithoutfill">
      <style:graphic-properties draw:fill="solid" draw:textarea-horizontal-align="center" draw:textarea-vertical-align="middle"/>
    </style:style>
    <style:style style:name="gr16" style:family="graphic" style:parent-style-name="objectwithoutfill">
      <style:graphic-properties svg:stroke-color="#000000" draw:fill="solid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4.57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524cm"/>
      <style:paragraph-properties style:writing-mode="lr-tb"/>
    </style:style>
    <style:style style:name="gr19" style:family="graphic" style:parent-style-name="objectwithoutfill">
      <style:graphic-properties draw:fill="solid" draw:fill-color="#729fcf" draw:textarea-horizontal-align="center" draw:textarea-vertical-align="middle"/>
    </style:style>
    <style:style style:name="gr20" style:family="graphic" style:parent-style-name="objectwithoutfill">
      <style:graphic-properties svg:stroke-color="#000000" draw:fill="solid" draw:fill-color="#729fcf" draw:textarea-horizontal-align="center" draw:textarea-vertical-align="middle"/>
    </style:style>
    <style:style style:name="gr21" style:family="graphic" style:parent-style-name="standard">
      <style:graphic-properties svg:stroke-color="#000000" draw:fill-color="#729fcf" draw:textarea-horizontal-align="justify" draw:textarea-vertical-align="middle" draw:auto-grow-height="false" fo:min-height="0.091cm" fo:min-width="0.091cm"/>
    </style:style>
    <style:style style:name="gr22" style:family="graphic" style:parent-style-name="standard">
      <style:graphic-properties draw:stroke="none" svg:stroke-color="#000000" draw:fill="none" draw:fill-color="#ffffff" fo:min-height="1.143cm"/>
      <style:paragraph-properties style:writing-mode="lr-tb"/>
    </style:style>
    <style:style style:name="P1" style:family="paragraph">
      <loext:graphic-properties draw:fill="solid" draw:fill-color="#729fc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3465a4"/>
    </style:style>
    <style:style style:name="P7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solid" draw:fill-color="#729fcf"/>
      <style:paragraph-properties fo:text-align="center"/>
    </style:style>
    <style:style style:name="P11" style:family="paragraph">
      <loext:graphic-properties draw:fill-color="#729fcf"/>
      <style:paragraph-properties fo:text-align="center"/>
    </style:style>
    <style:style style:name="T1" style:family="text">
      <style:text-properties fo:color="#000000" style:font-name="Liberation Sans2" fo:font-size="18pt" style:font-size-asian="18pt" style:font-name-complex="Liberation Sans2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3.1cm" svg:height="3.101cm" svg:x="1.7cm" svg:y="5.5cm" svg:viewBox="0 0 3101 3102" svg:d="M3101 1550c0 273-72 540-209 777-136 235-332 431-566 567-237 136-503 208-776 208-272 0-540-72-776-208-235-136-431-332-567-567-135-237-207-504-207-776 0-273 72-540 207-776 136-235 332-431 567-567 236-136 504-208 776-208 273 0 539 72 776 208 234 136 430 332 566 567 137 236 209 503 209 775z">
          <text:p/>
        </draw:path>
        <draw:frame draw:style-name="gr2" draw:text-style-name="P3" draw:layer="layout" svg:width="0.634cm" svg:height="0.712cm" svg:x="3.066cm" svg:y="6.339cm">
          <draw:text-box>
            <text:p text:style-name="P2"><text:span text:style-name="T1">+</text:span></text:p>
          </draw:text-box>
        </draw:frame>
        <draw:polygon draw:style-name="gr1" draw:text-style-name="P1" draw:layer="layout" svg:width="3.754cm" svg:height="4.401cm" svg:x="12.899cm" svg:y="11.5cm" svg:viewBox="0 0 3755 4402" draw:points="1877,0 3755,2200 1877,4402 0,2200">
          <text:p/>
        </draw:polygon>
        <draw:frame draw:style-name="gr2" draw:text-style-name="P3" draw:layer="layout" svg:width="0.634cm" svg:height="0.712cm" svg:x="3.143cm" svg:y="7.052cm">
          <draw:text-box>
            <text:p text:style-name="P2"><text:span text:style-name="T1">-</text:span></text:p>
          </draw:text-box>
        </draw:frame>
        <draw:frame draw:style-name="gr2" draw:text-style-name="P3" draw:layer="layout" svg:width="0.634cm" svg:height="0.712cm" svg:x="14.587cm" svg:y="12.989cm">
          <draw:text-box>
            <text:p text:style-name="P2"><text:span text:style-name="T1">+</text:span></text:p>
          </draw:text-box>
        </draw:frame>
        <draw:polygon draw:style-name="gr1" draw:text-style-name="P1" draw:layer="layout" svg:width="3.201cm" svg:height="3.474cm" svg:x="24.799cm" svg:y="4.226cm" svg:viewBox="0 0 3202 3475" draw:points="1600,0 3202,1738 1600,3475 0,1738">
          <text:p/>
        </draw:polygon>
        <draw:line draw:style-name="gr3" draw:text-style-name="P4" draw:layer="layout" svg:x1="26.395cm" svg:y1="5.522cm" svg:x2="26.395cm" svg:y2="6.942cm">
          <text:p/>
        </draw:line>
        <draw:polygon draw:style-name="gr4" draw:text-style-name="P5" draw:layer="layout" svg:width="0.201cm" svg:height="0.3cm" svg:x="26.295cm" svg:y="5.235cm" svg:viewBox="0 0 202 301" draw:points="101,0 0,301 202,301">
          <text:p/>
        </draw:polygon>
        <draw:line draw:style-name="gr5" draw:text-style-name="P4" draw:layer="layout" svg:x1="18.499cm" svg:y1="1.891cm" svg:x2="18.903cm" svg:y2="1.1cm">
          <text:p/>
        </draw:line>
        <draw:line draw:style-name="gr5" draw:text-style-name="P4" draw:layer="layout" svg:x1="19.741cm" svg:y1="2.711cm" svg:x2="18.894cm" svg:y2="1.102cm">
          <text:p/>
        </draw:line>
        <draw:line draw:style-name="gr5" draw:text-style-name="P4" draw:layer="layout" svg:x1="21.399cm" svg:y1="2.801cm" svg:x2="22.246cm" svg:y2="1.192cm">
          <text:p/>
        </draw:line>
        <draw:line draw:style-name="gr5" draw:text-style-name="P4" draw:layer="layout" svg:x1="19.699cm" svg:y1="2.749cm" svg:x2="20.546cm" svg:y2="1.14cm">
          <text:p/>
        </draw:line>
        <draw:line draw:style-name="gr5" draw:text-style-name="P4" draw:layer="layout" svg:x1="21.435cm" svg:y1="2.792cm" svg:x2="20.588cm" svg:y2="1.183cm">
          <text:p/>
        </draw:line>
        <draw:line draw:style-name="gr5" draw:text-style-name="P4" draw:layer="layout" svg:x1="23.112cm" svg:y1="2.793cm" svg:x2="22.265cm" svg:y2="1.184cm">
          <text:p/>
        </draw:line>
        <draw:line draw:style-name="gr5" draw:text-style-name="P4" draw:layer="layout" svg:x1="23.096cm" svg:y1="2.713cm" svg:x2="23.501cm" svg:y2="1.922cm">
          <text:p/>
        </draw:line>
        <draw:line draw:style-name="gr5" draw:text-style-name="P4" draw:layer="layout" svg:x1="14.816cm" svg:y1="8.501cm" svg:x2="13.938cm" svg:y2="8.144cm">
          <text:p/>
        </draw:line>
        <draw:line draw:style-name="gr5" draw:text-style-name="P4" draw:layer="layout" svg:x1="15.659cm" svg:y1="7.375cm" svg:x2="13.94cm" svg:y2="8.151cm">
          <text:p/>
        </draw:line>
        <draw:line draw:style-name="gr5" draw:text-style-name="P4" draw:layer="layout" svg:x1="15.694cm" svg:y1="5.883cm" svg:x2="13.909cm" svg:y2="5.135cm">
          <text:p/>
        </draw:line>
        <draw:line draw:style-name="gr5" draw:text-style-name="P4" draw:layer="layout" svg:x1="15.7cm" svg:y1="7.413cm" svg:x2="13.917cm" svg:y2="6.665cm">
          <text:p/>
        </draw:line>
        <draw:line draw:style-name="gr5" draw:text-style-name="P4" draw:layer="layout" svg:x1="15.68cm" svg:y1="5.851cm" svg:x2="13.961cm" svg:y2="6.627cm">
          <text:p/>
        </draw:line>
        <draw:line draw:style-name="gr5" draw:text-style-name="P4" draw:layer="layout" svg:x1="15.619cm" svg:y1="4.341cm" svg:x2="13.9cm" svg:y2="5.117cm">
          <text:p/>
        </draw:line>
        <draw:line draw:style-name="gr5" draw:text-style-name="P4" draw:layer="layout" svg:x1="15.535cm" svg:y1="4.357cm" svg:x2="14.656cm" svg:y2="4cm">
          <text:p/>
        </draw:line>
        <draw:line draw:style-name="gr5" draw:text-style-name="P4" draw:layer="layout" svg:x1="19cm" svg:y1="9.538cm" svg:x2="19.386cm" svg:y2="8.7cm">
          <text:p/>
        </draw:line>
        <draw:line draw:style-name="gr5" draw:text-style-name="P4" draw:layer="layout" svg:x1="20.191cm" svg:y1="10.405cm" svg:x2="19.379cm" svg:y2="8.702cm">
          <text:p/>
        </draw:line>
        <draw:line draw:style-name="gr5" draw:text-style-name="P4" draw:layer="layout" svg:x1="21.783cm" svg:y1="10.501cm" svg:x2="22.595cm" svg:y2="8.798cm">
          <text:p/>
        </draw:line>
        <draw:line draw:style-name="gr5" draw:text-style-name="P4" draw:layer="layout" svg:x1="20.152cm" svg:y1="10.445cm" svg:x2="20.964cm" svg:y2="8.742cm">
          <text:p/>
        </draw:line>
        <draw:line draw:style-name="gr5" draw:text-style-name="P4" draw:layer="layout" svg:x1="21.818cm" svg:y1="10.491cm" svg:x2="21.004cm" svg:y2="8.788cm">
          <text:p/>
        </draw:line>
        <draw:line draw:style-name="gr5" draw:text-style-name="P4" draw:layer="layout" svg:x1="23.429cm" svg:y1="10.492cm" svg:x2="22.615cm" svg:y2="8.789cm">
          <text:p/>
        </draw:line>
        <draw:line draw:style-name="gr5" draw:text-style-name="P4" draw:layer="layout" svg:x1="23.414cm" svg:y1="10.408cm" svg:x2="23.801cm" svg:y2="9.57cm">
          <text:p/>
        </draw:line>
        <draw:line draw:style-name="gr5" draw:text-style-name="P4" draw:layer="layout" svg:x1="5.299cm" svg:y1="1.898cm" svg:x2="5.759cm" svg:y2="1.2cm">
          <text:p/>
        </draw:line>
        <draw:line draw:style-name="gr5" draw:text-style-name="P4" draw:layer="layout" svg:x1="6.715cm" svg:y1="2.62cm" svg:x2="5.749cm" svg:y2="1.201cm">
          <text:p/>
        </draw:line>
        <draw:line draw:style-name="gr5" draw:text-style-name="P4" draw:layer="layout" svg:x1="8.604cm" svg:y1="2.701cm" svg:x2="9.571cm" svg:y2="1.282cm">
          <text:p/>
        </draw:line>
        <draw:line draw:style-name="gr5" draw:text-style-name="P4" draw:layer="layout" svg:x1="6.667cm" svg:y1="2.654cm" svg:x2="7.634cm" svg:y2="1.235cm">
          <text:p/>
        </draw:line>
        <draw:line draw:style-name="gr5" draw:text-style-name="P4" draw:layer="layout" svg:x1="8.646cm" svg:y1="2.692cm" svg:x2="7.68cm" svg:y2="1.273cm">
          <text:p/>
        </draw:line>
        <draw:line draw:style-name="gr5" draw:text-style-name="P4" draw:layer="layout" svg:x1="10.559cm" svg:y1="2.694cm" svg:x2="9.594cm" svg:y2="1.275cm">
          <text:p/>
        </draw:line>
        <draw:line draw:style-name="gr5" draw:text-style-name="P4" draw:layer="layout" svg:x1="10.541cm" svg:y1="2.623cm" svg:x2="11cm" svg:y2="1.925cm">
          <text:p/>
        </draw:line>
        <draw:line draw:style-name="gr5" draw:text-style-name="P4" draw:layer="layout" svg:x1="6.6cm" svg:y1="17.791cm" svg:x2="7.011cm" svg:y2="17cm">
          <text:p/>
        </draw:line>
        <draw:line draw:style-name="gr5" draw:text-style-name="P4" draw:layer="layout" svg:x1="7.866cm" svg:y1="18.611cm" svg:x2="7.002cm" svg:y2="17.002cm">
          <text:p/>
        </draw:line>
        <draw:line draw:style-name="gr5" draw:text-style-name="P4" draw:layer="layout" svg:x1="9.556cm" svg:y1="18.701cm" svg:x2="10.42cm" svg:y2="17.092cm">
          <text:p/>
        </draw:line>
        <draw:line draw:style-name="gr5" draw:text-style-name="P4" draw:layer="layout" svg:x1="7.824cm" svg:y1="18.649cm" svg:x2="8.688cm" svg:y2="17.04cm">
          <text:p/>
        </draw:line>
        <draw:line draw:style-name="gr5" draw:text-style-name="P4" draw:layer="layout" svg:x1="9.594cm" svg:y1="18.692cm" svg:x2="8.73cm" svg:y2="17.083cm">
          <text:p/>
        </draw:line>
        <draw:line draw:style-name="gr5" draw:text-style-name="P4" draw:layer="layout" svg:x1="11.306cm" svg:y1="18.693cm" svg:x2="10.442cm" svg:y2="17.084cm">
          <text:p/>
        </draw:line>
        <draw:line draw:style-name="gr5" draw:text-style-name="P4" draw:layer="layout" svg:x1="11.288cm" svg:y1="18.613cm" svg:x2="11.701cm" svg:y2="17.822cm">
          <text:p/>
        </draw:line>
        <draw:line draw:style-name="gr5" draw:text-style-name="P4" draw:layer="layout" svg:x1="3.265cm" svg:y1="15.801cm" svg:x2="2.34cm" svg:y2="15.46cm">
          <text:p/>
        </draw:line>
        <draw:line draw:style-name="gr5" draw:text-style-name="P4" draw:layer="layout" svg:x1="4.157cm" svg:y1="14.725cm" svg:x2="2.341cm" svg:y2="15.467cm">
          <text:p/>
        </draw:line>
        <draw:line draw:style-name="gr5" draw:text-style-name="P4" draw:layer="layout" svg:x1="4.194cm" svg:y1="13.3cm" svg:x2="2.311cm" svg:y2="12.585cm">
          <text:p/>
        </draw:line>
        <draw:line draw:style-name="gr5" draw:text-style-name="P4" draw:layer="layout" svg:x1="4.2cm" svg:y1="14.762cm" svg:x2="2.317cm" svg:y2="14.047cm">
          <text:p/>
        </draw:line>
        <draw:line draw:style-name="gr5" draw:text-style-name="P4" draw:layer="layout" svg:x1="4.18cm" svg:y1="13.269cm" svg:x2="2.366cm" svg:y2="14.011cm">
          <text:p/>
        </draw:line>
        <draw:line draw:style-name="gr5" draw:text-style-name="P4" draw:layer="layout" svg:x1="4.114cm" svg:y1="11.826cm" svg:x2="2.3cm" svg:y2="12.568cm">
          <text:p/>
        </draw:line>
        <draw:line draw:style-name="gr5" draw:text-style-name="P4" draw:layer="layout" svg:x1="4.024cm" svg:y1="11.841cm" svg:x2="3.099cm" svg:y2="11.5cm">
          <text:p/>
        </draw:line>
        <draw:line draw:style-name="gr5" draw:text-style-name="P4" draw:layer="layout" svg:x1="6.8cm" svg:y1="9.584cm" svg:x2="7.155cm" svg:y2="8.7cm">
          <text:p/>
        </draw:line>
        <draw:line draw:style-name="gr5" draw:text-style-name="P4" draw:layer="layout" svg:x1="7.894cm" svg:y1="10.5cm" svg:x2="7.147cm" svg:y2="8.702cm">
          <text:p/>
        </draw:line>
        <draw:line draw:style-name="gr5" draw:text-style-name="P4" draw:layer="layout" svg:x1="9.351cm" svg:y1="10.601cm" svg:x2="10.097cm" svg:y2="8.803cm">
          <text:p/>
        </draw:line>
        <draw:line draw:style-name="gr5" draw:text-style-name="P4" draw:layer="layout" svg:x1="7.856cm" svg:y1="10.543cm" svg:x2="8.602cm" svg:y2="8.745cm">
          <text:p/>
        </draw:line>
        <draw:line draw:style-name="gr5" draw:text-style-name="P4" draw:layer="layout" svg:x1="9.384cm" svg:y1="10.591cm" svg:x2="8.638cm" svg:y2="8.793cm">
          <text:p/>
        </draw:line>
        <draw:line draw:style-name="gr5" draw:text-style-name="P4" draw:layer="layout" svg:x1="10.859cm" svg:y1="10.592cm" svg:x2="10.113cm" svg:y2="8.794cm">
          <text:p/>
        </draw:line>
        <draw:line draw:style-name="gr5" draw:text-style-name="P4" draw:layer="layout" svg:x1="10.846cm" svg:y1="10.503cm" svg:x2="11.2cm" svg:y2="9.619cm">
          <text:p/>
        </draw:line>
        <draw:polyline draw:style-name="gr6" draw:text-style-name="P4" draw:layer="layout" svg:width="2.049cm" svg:height="3.55cm" svg:x="3.25cm" svg:y="1.95cm" svg:viewBox="0 0 2050 3551" draw:points="2050,0 0,0 0,3551">
          <text:p/>
        </draw:polyline>
        <draw:line draw:style-name="gr6" draw:text-style-name="P4" draw:layer="layout" svg:x1="3.25cm" svg:y1="8.6cm" svg:x2="3.25cm" svg:y2="11.5cm">
          <text:p/>
        </draw:line>
        <draw:polyline draw:style-name="gr6" draw:text-style-name="P4" draw:layer="layout" svg:width="3.35cm" svg:height="2.05cm" svg:x="3.25cm" svg:y="15.8cm" svg:viewBox="0 0 3351 2051" draw:points="0,0 0,2051 3351,2051">
          <text:p/>
        </draw:polyline>
        <draw:polyline draw:style-name="gr6" draw:text-style-name="P4" draw:layer="layout" svg:width="2.951cm" svg:height="0.075cm" svg:x="11.7cm" svg:y="17.775cm" svg:viewBox="0 0 2952 76" draw:points="0,76 1501,76 1501,0 2952,0">
          <text:p/>
        </draw:polyline>
        <draw:polyline draw:style-name="gr6" draw:text-style-name="P4" draw:layer="layout" svg:width="2.451cm" svg:height="0.075cm" svg:x="23.8cm" svg:y="9.6cm" svg:viewBox="0 0 2452 76" draw:points="0,0 1250,0 1250,76 2452,76">
          <text:p/>
        </draw:polyline>
        <draw:polyline draw:style-name="gr6" draw:text-style-name="P4" draw:layer="layout" svg:width="3.55cm" svg:height="1.05cm" svg:x="3.25cm" svg:y="8.6cm" svg:viewBox="0 0 3551 1051" draw:points="3551,1051 0,1051 0,0">
          <text:p/>
        </draw:polyline>
        <draw:polyline draw:style-name="gr6" draw:text-style-name="P4" draw:layer="layout" svg:width="7.801cm" svg:height="0.05cm" svg:x="11.199cm" svg:y="9.6cm" svg:viewBox="0 0 7802 51" draw:points="0,51 3901,51 3901,0 7802,0">
          <text:p/>
        </draw:polyline>
        <draw:polyline draw:style-name="gr6" draw:text-style-name="P4" draw:layer="layout" svg:width="0.023cm" svg:height="3cm" svg:x="14.777cm" svg:y="8.5cm" svg:viewBox="0 0 24 3001" draw:points="0,3001 0,1525 24,1525 24,0">
          <text:p/>
        </draw:polyline>
        <draw:line draw:style-name="gr6" draw:text-style-name="P4" draw:layer="layout" svg:x1="10.999cm" svg:y1="1.95cm" svg:x2="18.499cm" svg:y2="1.95cm">
          <text:p/>
        </draw:line>
        <draw:polyline draw:style-name="gr6" draw:text-style-name="P4" draw:layer="layout" svg:width="3.801cm" svg:height="2.05cm" svg:x="10.999cm" svg:y="1.95cm" svg:viewBox="0 0 3802 2051" draw:points="3802,2051 3802,0 0,0">
          <text:p/>
        </draw:polyline>
        <draw:polyline draw:style-name="gr6" draw:text-style-name="P4" draw:layer="layout" svg:width="2.899cm" svg:height="2.277cm" svg:x="23.5cm" svg:y="1.95cm" svg:viewBox="0 0 2900 2278" draw:points="0,0 2900,0 2900,2278">
          <text:p/>
        </draw:polyline>
        <draw:line draw:style-name="gr7" draw:text-style-name="P4" draw:layer="layout" svg:x1="2.999cm" svg:y1="16.5cm" svg:x2="2.999cm" svg:y2="17.57cm">
          <text:p/>
        </draw:line>
        <draw:polygon draw:style-name="gr8" draw:text-style-name="P6" draw:layer="layout" svg:width="0.3cm" svg:height="0.45cm" svg:x="2.849cm" svg:y="17.55cm" svg:viewBox="0 0 301 451" draw:points="151,451 301,0 0,0">
          <text:p/>
        </draw:polygon>
        <draw:frame draw:style-name="gr2" draw:text-style-name="P3" draw:layer="layout" svg:width="0.634cm" svg:height="0.712cm" svg:x="14.669cm" svg:y="13.702cm">
          <draw:text-box>
            <text:p text:style-name="P2"><text:span text:style-name="T1">-</text:span></text:p>
          </draw:text-box>
        </draw:frame>
        <draw:frame draw:style-name="gr9" draw:text-style-name="P7" draw:layer="layout" svg:width="1.362cm" svg:height="0.966cm" svg:x="15.783cm" svg:y="4.495cm">
          <draw:text-box>
            <text:p text:style-name="P2"><text:span text:style-name="T1">R3</text:span></text:p>
          </draw:text-box>
        </draw:frame>
        <draw:frame draw:style-name="gr10" draw:text-style-name="P7" draw:layer="layout" svg:width="0.811cm" svg:height="0.712cm" svg:x="20.249cm" svg:y="2.864cm">
          <draw:text-box>
            <text:p text:style-name="P2"><text:span text:style-name="T1">R2</text:span></text:p>
          </draw:text-box>
        </draw:frame>
        <draw:frame draw:style-name="gr2" draw:text-style-name="P3" draw:layer="layout" svg:width="0.811cm" svg:height="0.712cm" svg:x="20.549cm" svg:y="9.927cm">
          <draw:text-box>
            <text:p text:style-name="P2"><text:span text:style-name="T1">R5</text:span></text:p>
          </draw:text-box>
        </draw:frame>
        <draw:frame draw:style-name="gr2" draw:text-style-name="P3" draw:layer="layout" svg:width="0.811cm" svg:height="0.712cm" svg:x="8.251cm" svg:y="18.154cm">
          <draw:text-box>
            <text:p text:style-name="P2"><text:span text:style-name="T1">R</text:span><text:span text:style-name="T1">7</text:span></text:p>
          </draw:text-box>
        </draw:frame>
        <draw:frame draw:style-name="gr2" draw:text-style-name="P3" draw:layer="layout" svg:width="0.811cm" svg:height="0.712cm" svg:x="2.148cm" svg:y="13.053cm">
          <draw:text-box>
            <text:p text:style-name="P2"><text:span text:style-name="T1">R</text:span><text:span text:style-name="T1">6</text:span></text:p>
          </draw:text-box>
        </draw:frame>
        <draw:frame draw:style-name="gr11" draw:text-style-name="P7" draw:layer="layout" svg:width="0.811cm" svg:height="0.712cm" svg:x="8.16cm" svg:y="10.752cm">
          <draw:text-box>
            <text:p text:style-name="P2"><text:span text:style-name="T1">R4</text:span></text:p>
          </draw:text-box>
        </draw:frame>
        <draw:frame draw:style-name="gr2" draw:text-style-name="P3" draw:layer="layout" svg:width="0.811cm" svg:height="0.712cm" svg:x="7.19cm" svg:y="2.844cm">
          <draw:text-box>
            <text:p text:style-name="P2"><text:span text:style-name="T1">R1</text:span></text:p>
          </draw:text-box>
        </draw:frame>
        <draw:frame draw:style-name="gr2" draw:text-style-name="P3" draw:layer="layout" svg:width="2.699cm" svg:height="0.712cm" svg:x="22.352cm" svg:y="6.908cm">
          <draw:text-box>
            <text:p text:style-name="P2"><text:span text:style-name="T1">Ib=Kb*Vb</text:span></text:p>
          </draw:text-box>
        </draw:frame>
        <draw:frame draw:style-name="gr12" draw:text-style-name="P7" draw:layer="layout" svg:width="2.699cm" svg:height="0.712cm" svg:x="16.453cm" svg:y="14.782cm">
          <draw:text-box draw:corner-radius="0.462cm">
            <text:p text:style-name="P2"><text:span text:style-name="T1">V</text:span><text:span text:style-name="T1">d</text:span><text:span text:style-name="T1">=</text:span><text:span text:style-name="T1">K</text:span><text:span text:style-name="T1">d*</text:span><text:span text:style-name="T1">Id</text:span></text:p>
          </draw:text-box>
        </draw:frame>
        <draw:path draw:style-name="gr1" draw:text-style-name="P1" draw:layer="layout" svg:width="0.349cm" svg:height="0.319cm" svg:x="14.651cm" svg:y="1.881cm" svg:viewBox="0 0 350 320" svg:d="M350 159c0-27-8-55-23-79s-38-45-64-59-57-21-87-21c-32 0-61 7-89 21-26 14-47 35-64 59-15 24-23 52-23 79 0 29 8 57 23 81 17 24 38 45 64 59 28 14 57 21 88 21s62-7 88-21 49-35 64-59 23-52 23-80z">
          <text:p/>
        </draw:path>
        <draw:path draw:style-name="gr13" draw:text-style-name="P1" draw:layer="layout" svg:width="0.349cm" svg:height="0.351cm" svg:x="3.051cm" svg:y="9.5cm" svg:viewBox="0 0 350 352" svg:d="M350 177c0 30-7 61-23 87-15 27-38 49-65 64-26 16-57 24-87 24-31 0-60-8-87-24-26-15-48-37-65-64-15-26-23-57-23-87 0-32 8-63 23-89 17-27 39-49 65-64 27-16 56-24 87-24 30 0 61 8 87 24 27 15 50 37 65 64 16 26 23 57 23 89z">
          <text:p/>
        </draw:path>
        <draw:path draw:style-name="gr6" draw:text-style-name="P4" draw:layer="layout" svg:width="0.349cm" svg:height="0.351cm" svg:x="3.051cm" svg:y="9.5cm" svg:viewBox="0 0 350 352" svg:d="M350 177c0 30-7 61-23 87-15 27-38 49-65 64-26 16-57 24-87 24-31 0-60-8-87-24-26-15-48-37-65-64-15-26-23-57-23-87 0-32 8-63 23-89 17-27 39-49 65-64 27-16 56-24 87-24 30 0 61 8 87 24 27 15 50 37 65 64 16 26 23 57 23 89z">
          <text:p/>
        </draw:path>
        <draw:path draw:style-name="gr13" draw:text-style-name="P1" draw:layer="layout" svg:width="0.349cm" svg:height="0.351cm" svg:x="3.2cm" svg:y="17.65cm" svg:viewBox="0 0 350 352" svg:d="M350 177c0 30-8 61-23 87-17 27-39 49-65 64-27 16-56 24-87 24-30 0-62-8-88-24-26-15-49-37-64-64-16-26-23-57-23-87 0-31 7-62 23-88 15-28 38-50 64-65 26-16 58-24 88-24 31 0 60 8 87 24 26 15 48 37 65 65 15 26 23 57 23 88z">
          <text:p/>
        </draw:path>
        <draw:path draw:style-name="gr6" draw:text-style-name="P4" draw:layer="layout" svg:width="0.349cm" svg:height="0.351cm" svg:x="3.2cm" svg:y="17.65cm" svg:viewBox="0 0 350 352" svg:d="M350 177c0 30-8 61-23 87-17 27-39 49-65 64-27 16-56 24-87 24-30 0-62-8-88-24-26-15-49-37-64-64-16-26-23-57-23-87 0-31 7-62 23-88 15-28 38-50 64-65 26-16 58-24 88-24 31 0 60 8 87 24 26 15 48 37 65 65 15 26 23 57 23 88z">
          <text:p/>
        </draw:path>
        <draw:path draw:style-name="gr13" draw:text-style-name="P1" draw:layer="layout" svg:width="0.349cm" svg:height="0.351cm" svg:x="14.651cm" svg:y="17.6cm" svg:viewBox="0 0 350 352" svg:d="M350 177c0 30-8 61-23 87-15 27-38 49-64 64-26 16-57 24-87 24-32 0-61-8-89-24-26-15-47-37-64-64-15-26-23-57-23-87 0-31 8-62 23-88 17-28 38-50 64-65 28-16 57-24 89-24 30 0 61 8 87 24 26 15 49 37 64 65 15 26 23 57 23 88z">
          <text:p/>
        </draw:path>
        <draw:path draw:style-name="gr6" draw:text-style-name="P4" draw:layer="layout" svg:width="0.349cm" svg:height="0.351cm" svg:x="14.651cm" svg:y="17.6cm" svg:viewBox="0 0 350 352" svg:d="M350 177c0 30-8 61-23 87-15 27-38 49-64 64-26 16-57 24-87 24-32 0-61-8-89-24-26-15-47-37-64-64-15-26-23-57-23-87 0-31 8-62 23-88 17-28 38-50 64-65 28-16 57-24 89-24 30 0 61 8 87 24 26 15 49 37 64 65 15 26 23 57 23 88z">
          <text:p/>
        </draw:path>
        <draw:path draw:style-name="gr13" draw:text-style-name="P1" draw:layer="layout" svg:width="0.349cm" svg:height="0.351cm" svg:x="14.651cm" svg:y="9.45cm" svg:viewBox="0 0 350 352" svg:d="M350 176c0 31-8 62-23 88-15 27-38 49-64 64-26 16-57 24-87 24-32 0-61-8-89-24-26-15-47-37-64-64-15-26-23-57-23-88s8-62 23-88c17-27 38-49 64-64 28-16 57-24 89-24 30 0 61 8 87 24 26 15 49 37 64 64 15 26 23 57 23 88z">
          <text:p/>
        </draw:path>
        <draw:path draw:style-name="gr6" draw:text-style-name="P4" draw:layer="layout" svg:width="0.349cm" svg:height="0.351cm" svg:x="14.651cm" svg:y="9.45cm" svg:viewBox="0 0 350 352" svg:d="M350 176c0 31-8 62-23 88-15 27-38 49-64 64-26 16-57 24-87 24-32 0-61-8-89-24-26-15-47-37-64-64-15-26-23-57-23-88s8-62 23-88c17-27 38-49 64-64 28-16 57-24 89-24 30 0 61 8 87 24 26 15 49 37 64 64 15 26 23 57 23 88z">
          <text:p/>
        </draw:path>
        <draw:path draw:style-name="gr1" draw:text-style-name="P1" draw:layer="layout" svg:width="0.349cm" svg:height="0.351cm" svg:x="26.251cm" svg:y="1.85cm" svg:viewBox="0 0 350 352" svg:d="M350 177c0 30-8 61-23 87-15 27-37 49-63 64-27 16-58 24-87 24-32 0-61-8-90-24-26-15-47-37-64-64-14-26-23-57-23-87 0-31 9-62 23-88 17-28 38-50 64-65 29-16 58-24 90-24 29 0 60 8 87 24 26 15 48 37 63 65 15 26 23 57 23 88z">
          <text:p/>
        </draw:path>
        <draw:path draw:style-name="gr13" draw:text-style-name="P1" draw:layer="layout" svg:width="0.349cm" svg:height="0.351cm" svg:x="26.251cm" svg:y="9.5cm" svg:viewBox="0 0 350 352" svg:d="M350 177c0 30-8 61-23 87-15 27-37 49-63 64-27 16-58 24-87 24-32 0-61-8-90-24-26-15-47-37-64-64-14-26-23-57-23-87 0-32 9-63 23-89 17-27 38-49 64-64 29-16 58-24 90-24 29 0 60 8 87 24 26 15 48 37 63 64 15 26 23 57 23 89z">
          <text:p/>
        </draw:path>
        <draw:path draw:style-name="gr6" draw:text-style-name="P4" draw:layer="layout" svg:width="0.349cm" svg:height="0.351cm" svg:x="26.251cm" svg:y="9.5cm" svg:viewBox="0 0 350 352" svg:d="M350 177c0 30-8 61-23 87-15 27-37 49-63 64-27 16-58 24-87 24-32 0-61-8-90-24-26-15-47-37-64-64-14-26-23-57-23-87 0-32 9-63 23-89 17-27 38-49 64-64 29-16 58-24 90-24 29 0 60 8 87 24 26 15 48 37 63 64 15 26 23 57 23 89z">
          <text:p/>
        </draw:path>
        <draw:polygon draw:style-name="gr6" draw:text-style-name="P4" draw:layer="layout" svg:width="0cm" svg:height="0cm" svg:x="14.777cm" svg:y="15.9cm" svg:viewBox="0 0 0 0" draw:points="0,0">
          <text:p/>
        </draw:polygon>
        <draw:polyline draw:style-name="gr6" draw:text-style-name="P4" draw:layer="layout" svg:width="0.049cm" svg:height="1.7cm" svg:x="14.777cm" svg:y="15.9cm" svg:viewBox="0 0 50 1701" draw:points="0,0 0,851 50,851 50,1701">
          <text:p/>
        </draw:polyline>
        <draw:polyline draw:style-name="gr6" draw:text-style-name="P4" draw:layer="layout" svg:width="0.026cm" svg:height="1.8cm" svg:x="26.399cm" svg:y="7.7cm" svg:viewBox="0 0 27 1801" draw:points="0,0 0,901 27,901 27,1801">
          <text:p/>
        </draw:polyline>
        <draw:frame draw:style-name="gr2" draw:text-style-name="P3" draw:layer="layout" svg:width="0.634cm" svg:height="0.712cm" svg:x="2.251cm" svg:y="16.626cm">
          <draw:text-box>
            <text:p text:style-name="P2"><text:span text:style-name="T1">Id</text:span></text:p>
          </draw:text-box>
        </draw:frame>
        <draw:frame draw:style-name="gr2" draw:text-style-name="P3" draw:layer="layout" svg:width="0.705cm" svg:height="0.712cm" svg:x="14.549cm" svg:y="1.164cm">
          <draw:text-box>
            <text:p text:style-name="P2"><text:span text:style-name="T1">n2</text:span></text:p>
          </draw:text-box>
        </draw:frame>
        <draw:frame draw:style-name="gr2" draw:text-style-name="P3" draw:layer="layout" svg:width="0.705cm" svg:height="0.712cm" svg:x="26.951cm" svg:y="1.528cm">
          <draw:text-box>
            <text:p text:style-name="P2"><text:span text:style-name="T1">n3</text:span></text:p>
          </draw:text-box>
        </draw:frame>
        <draw:frame draw:style-name="gr2" draw:text-style-name="P3" draw:layer="layout" svg:width="0.705cm" svg:height="0.712cm" svg:x="26.85cm" svg:y="9.663cm">
          <draw:text-box>
            <text:p text:style-name="P2"><text:span text:style-name="T1">n6</text:span></text:p>
          </draw:text-box>
        </draw:frame>
        <draw:frame draw:style-name="gr2" draw:text-style-name="P3" draw:layer="layout" svg:width="0.705cm" svg:height="0.712cm" svg:x="15.251cm" svg:y="9.927cm">
          <draw:text-box>
            <text:p text:style-name="P2"><text:span text:style-name="T1">n5</text:span></text:p>
          </draw:text-box>
        </draw:frame>
        <draw:frame draw:style-name="gr14" draw:text-style-name="P7" draw:layer="layout" svg:width="0.705cm" svg:height="0.712cm" svg:x="3.75cm" svg:y="17.163cm">
          <draw:text-box>
            <text:p text:style-name="P2"><text:span text:style-name="T1">n7</text:span></text:p>
          </draw:text-box>
        </draw:frame>
        <draw:frame draw:style-name="gr2" draw:text-style-name="P3" draw:layer="layout" svg:width="0.705cm" svg:height="0.712cm" svg:x="14.45cm" svg:y="18.027cm">
          <draw:text-box>
            <text:p text:style-name="P2"><text:span text:style-name="T1">n8</text:span></text:p>
          </draw:text-box>
        </draw:frame>
        <draw:line draw:style-name="gr15" draw:text-style-name="P8" draw:layer="layout" svg:x1="14.986cm" svg:y1="17.78cm" svg:x2="26.416cm" svg:y2="17.78cm">
          <text:p/>
        </draw:line>
        <draw:line draw:style-name="gr15" draw:text-style-name="P8" draw:layer="layout" svg:x1="26.416cm" svg:y1="9.906cm" svg:x2="26.416cm" svg:y2="14.224cm">
          <text:p/>
        </draw:line>
        <draw:line draw:style-name="gr16" draw:text-style-name="P8" draw:layer="layout" svg:x1="25.019cm" svg:y1="14.224cm" svg:x2="27.559cm" svg:y2="14.224cm">
          <text:p/>
        </draw:line>
        <draw:line draw:style-name="gr16" draw:text-style-name="P8" draw:layer="layout" svg:x1="25.019cm" svg:y1="15.367cm" svg:x2="27.559cm" svg:y2="15.367cm">
          <text:p/>
        </draw:line>
        <draw:line draw:style-name="gr15" draw:text-style-name="P8" draw:layer="layout" svg:x1="26.416cm" svg:y1="15.367cm" svg:x2="26.416cm" svg:y2="17.78cm">
          <text:p/>
        </draw:line>
        <draw:frame draw:style-name="gr17" draw:text-style-name="P9" draw:layer="layout" svg:width="2.159cm" svg:height="4.681cm" svg:x="11.684cm" svg:y="3.556cm">
          <draw:text-box draw:corner-radius="0.508cm">
            <text:p><text:s text:c="4"/><text:s text:c="3"/>+</text:p>
            <text:p/>
            <text:p><text:s text:c="3"/>Vb</text:p>
            <text:p/>
            <text:p><text:s text:c="4"/><text:s text:c="3"/>-</text:p>
          </draw:text-box>
        </draw:frame>
        <draw:line draw:style-name="gr15" draw:text-style-name="P8" draw:layer="layout" svg:x1="27.305cm" svg:y1="11.049cm" svg:x2="27.305cm" svg:y2="12.827cm">
          <text:p/>
        </draw:line>
        <draw:polygon draw:style-name="gr8" draw:text-style-name="P6" draw:layer="layout" svg:width="0.3cm" svg:height="0.38cm" svg:x="27.178cm" svg:y="12.827cm" svg:viewBox="0 0 301 381" draw:points="151,381 301,0 0,0">
          <text:p/>
        </draw:polygon>
        <draw:frame draw:style-name="gr18" draw:text-style-name="P9" draw:layer="layout" svg:width="0.762cm" svg:height="1.524cm" svg:x="27.559cm" svg:y="11.176cm">
          <draw:text-box>
            <text:p>Ic</text:p>
          </draw:text-box>
        </draw:frame>
        <draw:line draw:style-name="gr19" draw:text-style-name="P10" draw:layer="layout" svg:x1="3.048cm" svg:y1="9.652cm" svg:x2="1.143cm" svg:y2="9.652cm">
          <text:p/>
        </draw:line>
        <draw:line draw:style-name="gr19" draw:text-style-name="P10" draw:layer="layout" svg:x1="1.143cm" svg:y1="9.652cm" svg:x2="1.143cm" svg:y2="10.414cm">
          <text:p/>
        </draw:line>
        <draw:line draw:style-name="gr20" draw:text-style-name="P10" draw:layer="layout" svg:x1="0.127cm" svg:y1="10.414cm" svg:x2="2.159cm" svg:y2="10.414cm">
          <text:p/>
        </draw:line>
        <draw:line draw:style-name="gr20" draw:text-style-name="P10" draw:layer="layout" svg:x1="0.381cm" svg:y1="10.541cm" svg:x2="1.905cm" svg:y2="10.541cm">
          <text:p/>
        </draw:line>
        <draw:line draw:style-name="gr20" draw:text-style-name="P10" draw:layer="layout" svg:x1="0.635cm" svg:y1="10.668cm" svg:x2="1.524cm" svg:y2="10.668cm">
          <text:p/>
        </draw:line>
        <draw:custom-shape draw:style-name="gr21" draw:text-style-name="P11" draw:layer="layout" svg:width="0.127cm" svg:height="0.127cm" svg:x="3.175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9" draw:layer="layout" svg:width="1.27cm" svg:height="1.143cm" svg:x="23.876cm" svg:y="13.589cm">
          <draw:text-box>
            <text:p>C</text:p>
          </draw:text-box>
        </draw:frame>
        <draw:frame draw:style-name="gr22" draw:text-style-name="P9" draw:layer="layout" svg:width="2.159cm" svg:height="1.143cm" svg:x="2.794cm" svg:y="0.889cm">
          <draw:text-box>
            <text:p>n1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9.7cm" fo:page-height="20.9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07T08:01:43.157400562</dc:date>
    <meta:editing-duration>PT10M9S</meta:editing-duration>
    <meta:editing-cycles>1</meta:editing-cycles>
    <meta:document-statistic meta:object-count="119"/>
    <meta:generator>LibreOffice/6.4.6.2$Linux_X86_64 LibreOffice_project/40$Build-2</meta:generator>
  </office:meta>
</office:document-meta>
</file>